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road">
      <style:graphic-properties draw:textarea-horizontal-align="center" draw:textarea-vertical-align="middle"/>
    </style:style>
    <style:style style:name="gr2" style:family="graphic" style:parent-style-name="road">
      <style:graphic-properties svg:stroke-width="0.8cm" draw:marker-start-width="1.5cm" draw:marker-end-width="1.5cm" draw:textarea-horizontal-align="center" draw:textarea-vertical-align="middle" fo:padding-top="0.275cm" fo:padding-bottom="0.275cm" fo:padding-left="0.4cm" fo:padding-right="0.4cm"/>
    </style:style>
    <style:style style:name="gr3" style:family="graphic" style:parent-style-name="obs">
      <style:graphic-properties draw:textarea-horizontal-align="justify" draw:textarea-vertical-align="middle" draw:auto-grow-height="false"/>
    </style:style>
    <style:style style:name="gr4" style:family="graphic" style:parent-style-name="obs">
      <style:graphic-properties svg:stroke-width="0.1cm" draw:marker-start-width="0.45cm" draw:marker-end-width="0.45cm" draw:fill="hatch" draw:fill-color="#000000" draw:fill-hatch-name="Black_20_45_20_Degrees_20_Wide" draw:fill-hatch-solid="fals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projection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385cm" svg:y1="-3.175cm" svg:x2="4.5cm" svg:y2="5.16cm">
          <text:p/>
        </draw:line>
        <draw:line draw:style-name="gr2" draw:text-style-name="P1" draw:layer="layout" svg:x1="4.575cm" svg:y1="-1.27cm" svg:x2="4.575cm" svg:y2="10.795cm">
          <text:p/>
        </draw:line>
        <draw:custom-shape draw:style-name="gr3" draw:text-style-name="P1" draw:layer="layout" svg:width="0.635cm" svg:height="0.635cm" svg:x="4.947cm" svg:y="2.19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0.635cm" svg:height="0.635cm" svg:x="4.648cm" svg:y="0.29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0.635cm" svg:height="0.635cm" svg:x="4.316cm" svg:y="5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4.317cm" svg:y="8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4.318cm" svg:y="2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5.519cm" svg:y="2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35cm" svg:height="0.635cm" svg:x="3.946cm" svg:y="5.69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635cm" svg:height="0.635cm" svg:x="4.645cm" svg:y="8.8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layer="layout" svg:width="1.404cm" svg:height="0.962cm" svg:x="1.27cm" svg:y="8.89cm">
          <draw:text-box>
            <text:p>t=1</text:p>
          </draw:text-box>
        </draw:frame>
        <draw:frame draw:style-name="gr6" draw:layer="layout" svg:width="1.404cm" svg:height="0.962cm" svg:x="1.27cm" svg:y="5.59cm">
          <draw:text-box>
            <text:p>t=2</text:p>
          </draw:text-box>
        </draw:frame>
        <draw:frame draw:style-name="gr6" draw:layer="layout" svg:width="1.404cm" svg:height="0.962cm" svg:x="1.27cm" svg:y="2.39cm">
          <draw:text-box>
            <text:p>t=3</text:p>
          </draw:text-box>
        </draw:frame>
        <draw:frame draw:style-name="gr6" draw:text-style-name="P2" draw:layer="layout" svg:width="2.377cm" svg:height="1.916cm" svg:x="0.97cm" svg:y="-0.01cm">
          <draw:text-box>
            <text:p><text:span text:style-name="T1">T=4</text:span></text:p>
            <text:p><text:span text:style-name="T1">(Unseen</text:span><text:span text:style-name="T1"><text:line-break/></text:span><text:span text:style-name="T1">so far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ad" style:family="graphic" style:parent-style-name="standard">
      <style:graphic-properties draw:stroke-dash="Dash_20_2" svg:stroke-width="0.5cm" svg:stroke-color="#cccccc" draw:marker-start-width="1.05cm" draw:marker-end-width="1.05cm" draw:fill-gradient-name="Gradient_20_7" draw:fill-hatch-name="Hatch_20_1" draw:fill-image-name="Bitmape_20_1"/>
    </style:style>
    <style:style style:name="obs" style:family="graphic" style:parent-style-name="standard">
      <style:graphic-properties draw:stroke="solid" draw:stroke-dash="Dash_20_2" draw:fill-color="#4c4c4c" draw:fill-gradient-name="Gradient_20_7" draw:fill-hatch-name="Hatch_20_1" draw:fill-image-name="Bitmape_20_1" draw:opacity="60%" draw:fill-image-width="0cm" draw:fill-image-height="0cm" draw:shadow-opacity="60%"/>
    </style:style>
    <style:style style:name="real_5f_traj" style:display-name="real_traj" style:family="graphic" style:parent-style-name="standard">
      <style:graphic-properties draw:stroke="dash" draw:stroke-dash="_32__20_Dots_20_1_20_Dash" svg:stroke-width="0.1cm" draw:marker-start-width="0.45cm" draw:marker-end-width="0.45cm" draw:fill-gradient-name="Gradient_20_7" draw:fill-hatch-name="Hatch_20_1" draw:fill-image-name="Bitmape_20_1"/>
    </style:style>
    <style:style style:name="rec_5f_traj" style:display-name="rec_traj" style:family="graphic">
      <style:graphic-properties draw:stroke="solid" draw:stroke-dash="Fine_20_Dashed" svg:stroke-width="0.1cm" draw:marker-start-width="0.35cm" draw:marker-end-width="0.35cm"/>
    </style:style>
    <style:style style:name="projection" style:family="graphic" style:parent-style-name="text">
      <style:graphic-properties draw:stroke="solid" draw:stroke-dash="Dash_20_2" draw:fill="hatch" draw:fill-color="#ffffff" draw:fill-gradient-name="Gradient_20_8" draw:fill-hatch-name="Black_20_-45_20_Degrees" draw:fill-hatch-solid="true" draw:fill-image-name="Bitmape_20_1" draw:fill-image-width="0cm" draw:fill-image-height="0cm"/>
    </style:style>
    <style:style style:name="inactive_5f_obs" style:display-name="inactive_obs" style:family="graphic" style:parent-style-name="obs">
      <style:graphic-properties draw:fill="hatch" draw:fill-color="#ffffff" draw:fill-hatch-name="Black_20_45_20_Degrees_20_Wide" draw:fill-hatch-solid="true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9-08T22:49:21</meta:creation-date>
    <meta:generator>OpenOffice.org/3.2$Unix OpenOffice.org_project/320m19$Build-9505</meta:generator>
    <dc:date>2011-09-09T01:50:00</dc:date>
    <meta:editing-duration>PT00H47M27S</meta:editing-duration>
    <meta:editing-cycles>17</meta:editing-cycles>
    <meta:document-statistic meta:object-count="14"/>
  </office:meta>
</office:document-meta>
</file>